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2D89E460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bea6" officeooo:paragraph-rsid="0015bea6"/>
    </style:style>
    <style:style style:name="P2" style:family="paragraph" style:parent-style-name="Standard">
      <style:text-properties officeooo:rsid="00163dd7" officeooo:paragraph-rsid="00163d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4.356cm" draw:z-index="0"><draw:image xlink:href="Pictures/100000000000035E000002D89E46004E.png" xlink:type="simple" xlink:show="embed" xlink:actuate="onLoad" draw:mime-type="image/png"/></draw:frame><text:s/></text:p>
      <text:p text:style-name="P2">Привет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28:44.890524952</meta:creation-date>
    <dc:date>2024-10-21T19:30:48.994040851</dc:date>
    <meta:editing-duration>PT5M51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1" meta:paragraph-count="2" meta:word-count="1" meta:character-count="8" meta:non-whitespace-character-count="7"/>
  </office:meta>
</office:document-meta>
</file>